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900000120A9F888E81025C013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3.765cm" svg:height="12.397cm" svg:x="0.503cm" svg:y="0.502cm">
          <draw:image xlink:href="Pictures/100000010000022900000120A9F888E81025C013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4.77cm" fo:page-height="13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27:04.825458232</dc:date>
    <meta:editing-duration>PT19H17M1S</meta:editing-duration>
    <meta:editing-cycles>28</meta:editing-cycles>
    <meta:generator>LibreOffice/7.4.1.2$Linux_X86_64 LibreOffice_project/40$Build-2</meta:generator>
    <meta:document-statistic meta:object-count="1"/>
  </office:meta>
</office:document-meta>
</file>